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A4B000007DF8D25DE3E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1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528cm" svg:x="1.207cm" svg:y="7.678cm">
          <draw:image xlink:href="Pictures/1000000000000A4B000007DF8D25DE3E.jpg" xlink:type="simple" xlink:show="embed" xlink:actuate="onLoad">
            <text:p/>
          </draw:image>
        </draw:frame>
        <draw:frame draw:style-name="gr2" draw:layer="layout" svg:width="4.953cm" svg:height="1.673cm" svg:x="10.906cm" svg:y="14.97cm">
          <draw:text-box>
            <text:p>Input S</text:p>
            <text:p/>
          </draw:text-box>
        </draw:frame>
        <draw:line draw:style-name="gr3" draw:text-style-name="P1" draw:layer="layout" svg:x1="11.668cm" svg:y1="15.859cm" svg:x2="10.398cm" svg:y2="17.002cm">
          <text:p/>
        </draw:line>
        <draw:frame draw:style-name="gr2" draw:layer="layout" svg:width="4.953cm" svg:height="1.266cm" svg:x="11.014cm" svg:y="9.878cm">
          <draw:text-box>
            <text:p>Point M</text:p>
          </draw:text-box>
        </draw:frame>
        <draw:line draw:style-name="gr3" draw:text-style-name="P1" draw:layer="layout" svg:x1="11.776cm" svg:y1="10.767cm" svg:x2="10.506cm" svg:y2="11.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0T10:10:22</meta:creation-date>
    <dc:date>2012-11-10T10:16:20</dc:date>
    <meta:editing-duration>P0D</meta:editing-duration>
    <meta:editing-cycles>1</meta:editing-cycles>
    <meta:document-statistic meta:object-count="5"/>
    <meta:generator>LibreOffice/3.6$MacOSX_x86 LibreOffice_project/da8c1e6-fd468f4-454e206-f42a4a9-143cfd</meta:generator>
  </office:meta>
</office:document-meta>
</file>